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0c2dd" officeooo:paragraph-rsid="0000c2dd"/>
    </style:style>
    <style:style style:name="P2" style:family="paragraph" style:parent-style-name="Standard">
      <style:text-properties officeooo:rsid="0000e43d" officeooo:paragraph-rsid="0000e43d"/>
    </style:style>
    <style:style style:name="P3" style:family="paragraph" style:parent-style-name="Standard">
      <style:text-properties officeooo:rsid="00010b5d" officeooo:paragraph-rsid="00010b5d"/>
    </style:style>
    <style:style style:name="T1" style:family="text">
      <style:text-properties officeooo:rsid="0000e4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onents Required:</text:p>
      <text:p text:style-name="P2">Computer shell</text:p>
      <text:p text:style-name="P3">Hard drive(s)</text:p>
      <text:p text:style-name="P3">RAM </text:p>
      <text:p text:style-name="P3">CPU</text:p>
      <text:p text:style-name="P3">Cooling system</text:p>
      <text:p text:style-name="P3">Graphics card</text:p>
      <text:p text:style-name="P1"/>
      <text:p text:style-name="P1"/>
      <text:p text:style-name="P1">Using your screwdriver, remove the 4 screws holding the side panel in place. Place the panel in a safe position, <text:span text:style-name="T1">and keep the screws in your possession.</text:span></text:p>
      <text:p text:style-name="P1"/>
      <text:p text:style-name="P1">Install the hard drive(s), making sure to plug the Sata cable into the hard drive. Push the hard drive(s) into the port until it clicks in place. <text:span text:style-name="T1">The hard drives store data from the computer.</text:span></text:p>
      <text:p text:style-name="P1"/>
      <text:p text:style-name="P1">Next, install the RAM by lining up the component with the port. Push it into the port until it clicks, and push the alternate side of it to make sure it is properly secured. <text:span text:style-name="T1">RAM is the computing power, and allows you to run different programs and processes.</text:span></text:p>
      <text:p text:style-name="P1"/>
      <text:p text:style-name="P1">To install the CPU, line up the triangle on the corner of the CPU and the triangle on the baseplate. There are levers on each side of the baseplate, raise these so that the CPU can be mounted. Now simply pull the levers downward to secure the component. <text:span text:style-name="T1">The CPU is a vital component of the computer, it conducts the “brainwork”.</text:span></text:p>
      <text:p text:style-name="P1"/>
      <text:p text:style-name="P1">Now to install the cooling system. The cooling system is two pieces connected by tubes. The smaller of the components has to be attached over the CPU. All you need to do is line up the piece and screw it in place. The second part of the cooling system contains the fan, which has to be mounted to the side of the computer case. Hold it in place and insert screws to ensure stability. <text:span text:style-name="T1">It is essential to have a properly installed cooling system, in order to maintain optimal conditions for the computer. </text:span></text:p>
      <text:p text:style-name="P1"/>
      <text:p text:style-name="P2">One of the final steps is installing the graphics card. To install the graphics card, simply line up the ports with the corresponding locations on the computer and slide it in. Securely fasten the graphics card with screws on the outside of the computer case.</text:p>
      <text:p text:style-name="P2"/>
      <text:p text:style-name="P2">Install the panel back on with the 4 original screws, and your home built computer is ready to surf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5:08:28.637693462</meta:creation-date>
    <meta:generator>LibreOffice/5.1.6.2.0$Linux_X86_64 LibreOffice_project/10$Build-2</meta:generator>
    <dc:date>2016-12-30T17:38:02.458226667</dc:date>
    <meta:editing-duration>PT1H58M41S</meta:editing-duration>
    <meta:editing-cycles>1</meta:editing-cycles>
    <meta:document-statistic meta:table-count="0" meta:image-count="0" meta:object-count="0" meta:page-count="1" meta:paragraph-count="14" meta:word-count="342" meta:character-count="1884" meta:non-whitespace-character-count="1554"/>
  </office:meta>
</office:document-meta>
</file>